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56in" style:rel-column-width="1376*"/>
    </style:style>
    <style:style style:name="Table1.B" style:family="table-column">
      <style:table-column-properties style:column-width="0.8569in" style:rel-column-width="1234*"/>
    </style:style>
    <style:style style:name="Table1.C" style:family="table-column">
      <style:table-column-properties style:column-width="0.8125in" style:rel-column-width="1170*"/>
    </style:style>
    <style:style style:name="Table1.D" style:family="table-column">
      <style:table-column-properties style:column-width="0.875in" style:rel-column-width="1260*"/>
    </style:style>
    <style:style style:name="Table1.E" style:family="table-column">
      <style:table-column-properties style:column-width="1.125in" style:rel-column-width="1620*"/>
    </style:style>
    <style:style style:name="Table1.F" style:family="table-column">
      <style:table-column-properties style:column-width="0.9375in" style:rel-column-width="1350*"/>
    </style:style>
    <style:style style:name="Table1.G" style:family="table-column">
      <style:table-column-properties style:column-width="1.1306in" style:rel-column-width="162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b606" officeooo:paragraph-rsid="00247536"/>
    </style:style>
    <style:style style:name="P2" style:family="paragraph" style:parent-style-name="Standard">
      <style:text-properties officeooo:rsid="0016c04d" officeooo:paragraph-rsid="00203d76"/>
    </style:style>
    <style:style style:name="P3" style:family="paragraph" style:parent-style-name="Standard">
      <style:text-properties officeooo:rsid="0019bc3d" officeooo:paragraph-rsid="00203d76"/>
    </style:style>
    <style:style style:name="P4" style:family="paragraph" style:parent-style-name="Standard">
      <style:text-properties fo:font-style="normal" style:text-underline-style="solid" style:text-underline-width="auto" style:text-underline-color="font-color" officeooo:rsid="00203d76" officeooo:paragraph-rsid="00203d76" style:font-style-asian="normal" style:font-style-complex="normal"/>
    </style:style>
    <style:style style:name="P5" style:family="paragraph" style:parent-style-name="Standard">
      <style:text-properties fo:font-style="normal" style:text-underline-style="solid" style:text-underline-width="auto" style:text-underline-color="font-color" officeooo:rsid="002102ea" officeooo:paragraph-rsid="002102ea" style:font-style-asian="normal" style:font-style-complex="normal"/>
    </style:style>
    <style:style style:name="P6" style:family="paragraph" style:parent-style-name="Standard">
      <style:text-properties officeooo:rsid="001ba4cc" officeooo:paragraph-rsid="00203d76"/>
    </style:style>
    <style:style style:name="P7" style:family="paragraph" style:parent-style-name="Standard">
      <style:text-properties officeooo:paragraph-rsid="00203d76"/>
    </style:style>
    <style:style style:name="P8" style:family="paragraph" style:parent-style-name="Standard">
      <style:text-properties officeooo:rsid="00203d76" officeooo:paragraph-rsid="00203d76"/>
    </style:style>
    <style:style style:name="P9" style:family="paragraph" style:parent-style-name="Standard">
      <style:text-properties officeooo:rsid="00203d76" officeooo:paragraph-rsid="002102ea"/>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style:text-underline-style="solid" style:text-underline-width="auto" style:text-underline-color="font-color" officeooo:rsid="00203d76" officeooo:paragraph-rsid="00203d76"/>
    </style:style>
    <style:style style:name="P12" style:family="paragraph" style:parent-style-name="Standard">
      <style:text-properties style:text-underline-style="solid" style:text-underline-width="auto" style:text-underline-color="font-color" officeooo:rsid="0021c7f0" officeooo:paragraph-rsid="0021c7f0"/>
    </style:style>
    <style:style style:name="P13" style:family="paragraph" style:parent-style-name="Standard">
      <style:text-properties officeooo:rsid="002102ea" officeooo:paragraph-rsid="002102ea"/>
    </style:style>
    <style:style style:name="P14" style:family="paragraph" style:parent-style-name="Standard">
      <style:text-properties officeooo:rsid="002102ea" officeooo:paragraph-rsid="00275399"/>
    </style:style>
    <style:style style:name="P15" style:family="paragraph" style:parent-style-name="Standard">
      <style:text-properties officeooo:rsid="0021c7f0" officeooo:paragraph-rsid="0021c7f0"/>
    </style:style>
    <style:style style:name="P16" style:family="paragraph" style:parent-style-name="Standard">
      <style:text-properties officeooo:rsid="0021c7f0" officeooo:paragraph-rsid="00203d76"/>
    </style:style>
    <style:style style:name="P17" style:family="paragraph" style:parent-style-name="Standard">
      <style:text-properties officeooo:rsid="0023bb45" officeooo:paragraph-rsid="0023bb45"/>
    </style:style>
    <style:style style:name="P18" style:family="paragraph" style:parent-style-name="Standard">
      <style:text-properties officeooo:rsid="0025ad00" officeooo:paragraph-rsid="0025ad00"/>
    </style:style>
    <style:style style:name="P19" style:family="paragraph" style:parent-style-name="Standard">
      <style:text-properties officeooo:rsid="0025ad00" officeooo:paragraph-rsid="00275399"/>
    </style:style>
    <style:style style:name="P20" style:family="paragraph" style:parent-style-name="Text_20_body">
      <style:paragraph-properties fo:text-align="center" style:justify-single-word="false"/>
      <style:text-properties fo:font-style="italic" style:text-underline-style="none" fo:font-weight="normal" officeooo:rsid="0021c7f0" officeooo:paragraph-rsid="0021c7f0" style:font-style-asian="italic" style:font-weight-asian="normal" style:font-style-complex="italic" style:font-weight-complex="normal"/>
    </style:style>
    <style:style style:name="P21" style:family="paragraph" style:parent-style-name="Table_20_Contents">
      <style:paragraph-properties fo:text-align="center" style:justify-single-word="false"/>
      <style:text-properties officeooo:rsid="0021c7f0" officeooo:paragraph-rsid="0021c7f0"/>
    </style:style>
    <style:style style:name="P22" style:family="paragraph" style:parent-style-name="Table_20_Contents">
      <style:paragraph-properties fo:text-align="center" style:justify-single-word="false"/>
      <style:text-properties fo:font-weight="bold" officeooo:rsid="0021c7f0" officeooo:paragraph-rsid="0021c7f0"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rsid="0028e3fd" officeooo:paragraph-rsid="0028e3fd"/>
    </style:style>
    <style:style style:name="P25" style:family="paragraph" style:parent-style-name="Header">
      <style:text-properties fo:font-style="italic" officeooo:rsid="00203d76" officeooo:paragraph-rsid="00203d76" style:font-style-asian="italic" style:font-style-complex="italic"/>
    </style:style>
    <style:style style:name="P26" style:family="paragraph" style:parent-style-name="Title">
      <style:text-properties fo:font-weight="normal" style:font-weight-asian="normal" style:font-weight-complex="normal"/>
    </style:style>
    <style:style style:name="P27" style:family="paragraph" style:parent-style-name="Heading_20_1">
      <style:text-properties fo:font-style="normal" fo:font-weight="normal" officeooo:rsid="00203d76" officeooo:paragraph-rsid="00203d76" style:font-style-asian="normal" style:font-weight-asian="normal" style:font-style-complex="normal" style:font-weight-complex="normal"/>
    </style:style>
    <style:style style:name="T1" style:family="text">
      <style:text-properties officeooo:rsid="00203d76"/>
    </style:style>
    <style:style style:name="T2" style:family="text">
      <style:text-properties fo:font-style="normal" style:font-style-asian="normal" style:font-style-complex="normal"/>
    </style:style>
    <style:style style:name="T3" style:family="text">
      <style:text-properties fo:font-style="normal" officeooo:rsid="002102ea" style:font-style-asian="normal" style:font-style-complex="normal"/>
    </style:style>
    <style:style style:name="T4" style:family="text">
      <style:text-properties fo:font-style="normal" officeooo:rsid="0023bb45" style:font-style-asian="normal" style:font-style-complex="normal"/>
    </style:style>
    <style:style style:name="T5" style:family="text">
      <style:text-properties fo:font-style="normal" officeooo:rsid="0025ad00" style:font-style-asian="normal" style:font-style-complex="normal"/>
    </style:style>
    <style:style style:name="T6" style:family="text">
      <style:text-properties fo:font-style="normal" officeooo:rsid="00275399"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75399"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03d76" style:font-style-asian="italic" style:font-style-complex="italic"/>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fo:font-weight="normal" officeooo:rsid="0021c7f0" style:font-style-asian="italic" style:font-weight-asian="normal" style:font-style-complex="italic" style:font-weight-complex="normal"/>
    </style:style>
    <style:style style:name="T13" style:family="text">
      <style:text-properties officeooo:rsid="002102ea"/>
    </style:style>
    <style:style style:name="T14" style:family="text">
      <style:text-properties style:text-underline-style="solid" style:text-underline-width="auto" style:text-underline-color="font-color" officeooo:rsid="00203d76"/>
    </style:style>
    <style:style style:name="T15" style:family="text">
      <style:text-properties officeooo:rsid="0021c7f0"/>
    </style:style>
    <style:style style:name="T16" style:family="text">
      <style:text-properties officeooo:rsid="002753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6">Assignment <text:span text:style-name="T1">2 - Report</text:span></text:p>
      <text:h text:style-name="P27" text:outline-level="1">Description of parallel solution</text:h>
      <text:p text:style-name="P8">In designing the parallel algorithm I followed Foster’s design principles for partitioning, communication, agglomeration and mapping.</text:p>
      <text:p text:style-name="P8"/>
      <text:p text:style-name="P10">Partitioning</text:p>
      <text:p text:style-name="P8">The most obvious way for this problem is to partitioning the data. <text:span text:style-name="T16">The input is</text:span> two square matrices, a NxN world and a PxP pattern. The data can be partitioned into rows, columns or square cells with row partitioning being the choice that makes most sense in regard to the sequential algorithm. </text:p>
      <text:p text:style-name="P8"/>
      <text:p text:style-name="P8">The sequential <text:span text:style-name="T13">search </text:span>algorithm works through all cells of the world row-wise. For every cell a nested for-loop search through every cell in the pattern and checks to the corresponding value in the world. If <text:span text:style-name="T13">a check returns “</text:span>no match” it moves on to the next cell <text:span text:style-name="T13">in the world</text:span>. This is done <text:span text:style-name="T13">four</text:span> times, once for every pattern rotation. After this the world is evolved, which is also done row-wise by nested for-loops. <text:span text:style-name="T13">P</text:span>artitioning <text:span text:style-name="T13">data</text:span> in rows would mean that every <text:span text:style-name="T13">processing</text:span> node only search<text:span text:style-name="T13">es</text:span> and evolves <text:span text:style-name="T13">the cells</text:span> <text:span text:style-name="T13">in </text:span>its own data set. </text:p>
      <text:p text:style-name="P8"/>
      <text:p text:style-name="P8">The way to partitioning the functionality would be to divide the patterns into <text:span text:style-name="T13">four separate</text:span> groups so <text:span text:style-name="T13">every</text:span> node only search for one rotation of the pattern. The search part and evolution part can also be separated into two <text:span text:style-name="T13">parallel </text:span>groups <text:span text:style-name="T13">because the world matrix is not updated until the end of the generation/iteration</text:span>.</text:p>
      <text:p text:style-name="P8"/>
      <text:p text:style-name="P9"><text:span text:style-name="T13">My solution is a bit </text:span>of both. I partitioned the data into rows but also the patterns into four functio<text:span text:style-name="T13">nality</text:span> partitions.</text:p>
      <text:p text:style-name="P8"/>
      <text:p text:style-name="P4">Communication</text:p>
      <text:p text:style-name="P8">The initial data all nodes needs is the size of the world, size of pattern and number of iterations. These are all broadcasted to all nodes <text:span text:style-name="T16">by</text:span> the master node, which is the only node reading the data from the files.</text:p>
      <text:p text:style-name="P8"/>
      <text:p text:style-name="P8">For <text:span text:style-name="T13">the </text:span>searching <text:span text:style-name="T13">part</text:span> every node need the <text:span text:style-name="T13">current </text:span>world data of the partitioned cells, but also an additional <text:span text:style-name="T9">patternSize-1</text:span> rows at the bottom.</text:p>
      <text:p text:style-name="P8"/>
      <text:p text:style-name="P8">For <text:span text:style-name="T15">the </text:span>evolution <text:span text:style-name="T15">part</text:span> every node needs one additional row on top and one additional below. However, the one below is already taken care of because of the condition above.</text:p>
      <text:p text:style-name="P8"/>
      <text:p text:style-name="P13">In the initial send all rows can be sent in one chunk but for every iteration every node needs to send its bottom row to the neighboring node below and the <text:span text:style-name="T10">patternSize-1 </text:span><text:span text:style-name="T2">rows in beginning to the neighboring node above. This is done after the evolution of the world.</text:span></text:p>
      <text:p text:style-name="P13"><text:span text:style-name="T2"/></text:p>
      <text:p text:style-name="P13"><text:span text:style-name="T2">One part of the assignment was to sort the results by iteration→rotation→row→column before printing. To achieve this the resulting lists needs to be sent back to master node in order, or at least be printed in order by nodes on the hosting computer.</text:span> </text:p>
      <text:p text:style-name="P13"/>
      <text:p text:style-name="P7"><text:span text:style-name="T14"/></text:p>
      <text:p text:style-name="P7"><text:soft-page-break/><text:span text:style-name="T14">Agglomeration</text:span></text:p>
      <text:p text:style-name="P14">To be able to work on all four patterns at the same time the processors are divided into four communicators. In each communicator there is one local master. Every communicator is then changed into a Cartesian coordinate system with one column and <text:span text:style-name="T9">p/4</text:span> rows, where <text:span text:style-name="T9">p </text:span><text:span text:style-name="T2">is the number of processors</text:span>. If the number of processors it not divisible by four the leftovers will be divided <text:span text:style-name="T15">equally </text:span>as well. However, the most efficient solution is to have the number of processors as a multiple of four, <text:span text:style-name="T15">otherwise some nodes will be idle for long periods and not fully utilized</text:span>. </text:p>
      <text:p text:style-name="P13"/>
      <text:p text:style-name="P13">To minimize the communication the minimum number of rows per node is <text:span text:style-name="T10">patternSize-1. </text:span><text:span text:style-name="T2">In that way there is only one node below that need</text:span><text:span text:style-name="T6">s</text:span><text:span text:style-name="T2"> to send updated world data after every iteration. The number of rows can be calculated as: </text:span><text:span text:style-name="T9">newSize = size/ (p/4). </text:span><text:span text:style-name="T2">The maximum number of nodes, </text:span><text:span text:style-name="T6">in theory,</text:span><text:span text:style-name="T2"> for a world of 3000X3000 and 5X5 pattern would then be: 4 = 3000 / (p/4) &lt;=&gt; p = 3000.</text:span></text:p>
      <text:p text:style-name="Standard"/>
      <text:p text:style-name="P11">Mapping</text:p>
      <text:p text:style-name="P13">In the lab cluster we have a total of 16 processing nodes. The i7 Tower PC has 4 cores with 2 threads on each. All-in-one PC has 4 cores and Jetson also has 4 CPUs, alas only one on-line and 3 off-line. The off-line cores will <text:span text:style-name="T15">however </text:span>spring to life when needed to.</text:p>
      <text:p text:style-name="P13"/>
      <text:p text:style-name="P13">To equalize the running time of the different communicators the CPUs of each <text:span text:style-name="T16">machine</text:span> in the lab cluster is distributed equally among the communicators, meaning that each communicator gets one CPU from Jetson, one from All-in-one and the remaining 2 from Tower PC. The global master and all local master nodes are all allocated on the Host <text:span text:style-name="T16">machine</text:span>, in this case the Tower PC.</text:p>
      <text:p text:style-name="P2"/>
      <text:p text:style-name="P5">Putting it all together</text:p>
      <text:p text:style-name="P15">As mentioned before, only <text:span text:style-name="T16">the </text:span>global master reads the data from file. Initially world size, pattern size and number of iterations are broadcasted to all nodes. Thereafter the read world and <text:span text:style-name="T16">correctly</text:span> rotated pattern is sent by non-blocking to the 3 local masters. The <text:span text:style-name="T16">correct </text:span>pattern is then broadcasted by the local node to all nodes in <text:span text:style-name="T16">the </text:span>communicator. The world is partitioned and chunks of <text:span text:style-name="T9">newSize+1+(</text:span><text:span text:style-name="T10">patternSize-1</text:span><text:span text:style-name="T9">) </text:span><text:span text:style-name="T2">rows are sent to the nodes in </text:span><text:span text:style-name="T6">the </text:span><text:span text:style-name="T2">communicator. <text:s/>If there are leftover rows, the last node will include them </text:span><text:span text:style-name="T6">as well</text:span><text:span text:style-name="T2">. After this, the initial distribution of data is complete and the iteration loop can begin.</text:span></text:p>
      <text:p text:style-name="P15"><text:span text:style-name="T2"/></text:p>
      <text:p text:style-name="P15"><text:span text:style-name="T2">First all nodes search for aliens in their </text:span><text:span text:style-name="T6">assigned </text:span><text:span text:style-name="T2">area. Then the result is sent back with blocking to the local master and </text:span><text:span text:style-name="T6">local </text:span><text:span text:style-name="T2">result list is purged. When done collecting the local masters will send back results to global master, by blocking as well, and thereafter purge their lists. When everything is collected the global master will print results for the iteration and then purge </text:span><text:span text:style-name="T6">its</text:span><text:span text:style-name="T2"> list. This way, the ordering of the result (</text:span><text:span text:style-name="T3">iteratio</text:span><text:span text:style-name="T2">n</text:span><text:span text:style-name="T3">→rotation→row→column</text:span><text:span text:style-name="T2">) is guaranteed.</text:span></text:p>
      <text:p text:style-name="P15"><text:span text:style-name="T2"/></text:p>
      <text:p text:style-name="P15"><text:span text:style-name="T2">Once each node is done with its communication it will continue with evolving its part of the world and then send rows by non-blocking to neighbors above and below in the coordinate system. Before the world is updated a MPI_Waitall call ensures all necessary communication is done and next iteration can begin. This way the </text:span><text:span text:style-name="T6">same </text:span><text:span text:style-name="T2">evolution is done 4 times, once in every communicator, but in the same time the communication between communicators is minimized.</text:span></text:p>
      <text:p text:style-name="P15"><text:span text:style-name="T2"/></text:p>
      <text:p text:style-name="P15"><text:span text:style-name="T2"/></text:p>
      <text:p text:style-name="Standard"/>
      <text:p text:style-name="Standard"/>
      <text:h text:style-name="P27" text:outline-level="1"><text:soft-page-break/>Result analysis</text:h>
      <text:p text:style-name="P20">Table 1 – execution ti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2">World</text:p>
          </table:table-cell>
          <table:table-cell table:style-name="Table1.A1" office:value-type="string">
            <text:p text:style-name="P22">Pattern</text:p>
          </table:table-cell>
          <table:table-cell table:style-name="Table1.A1" office:value-type="string">
            <text:p text:style-name="P22">Iterations</text:p>
          </table:table-cell>
          <table:table-cell table:style-name="Table1.A1" office:value-type="string">
            <text:p text:style-name="P22">Matches</text:p>
          </table:table-cell>
          <table:table-cell table:style-name="Table1.A1" office:value-type="string">
            <text:p text:style-name="P22">Seq (Tower)(s)</text:p>
          </table:table-cell>
          <table:table-cell table:style-name="Table1.A1" office:value-type="string">
            <text:p text:style-name="P22">Par (lab)(s)</text:p>
          </table:table-cell>
          <table:table-cell table:style-name="Table1.G1" office:value-type="string">
            <text:p text:style-name="P22">Par (NSCC)(s)</text:p>
          </table:table-cell>
        </table:table-row>
        <table:table-row>
          <table:table-cell table:style-name="Table1.A2" office:value-type="string">
            <text:p text:style-name="P21">Simple</text:p>
          </table:table-cell>
          <table:table-cell table:style-name="Table1.A2" office:value-type="string">
            <text:p text:style-name="P21">Simple</text:p>
          </table:table-cell>
          <table:table-cell table:style-name="Table1.A2" office:value-type="string">
            <text:p text:style-name="P21">100</text:p>
          </table:table-cell>
          <table:table-cell table:style-name="Table1.A2" office:value-type="string">
            <text:p text:style-name="P21">222</text:p>
          </table:table-cell>
          <table:table-cell table:style-name="Table1.A2" office:value-type="string">
            <text:p text:style-name="P21">0.05</text:p>
          </table:table-cell>
          <table:table-cell table:style-name="Table1.A2" office:value-type="string">
            <text:p text:style-name="P21">0.01</text:p>
          </table:table-cell>
          <table:table-cell table:style-name="Table1.G2" office:value-type="string">
            <text:p text:style-name="P23">-</text:p>
          </table:table-cell>
        </table:table-row>
        <table:table-row>
          <table:table-cell table:style-name="Table1.A2" office:value-type="string">
            <text:p text:style-name="P21">random1000</text:p>
          </table:table-cell>
          <table:table-cell table:style-name="Table1.A2" office:value-type="string">
            <text:p text:style-name="P21">glider3</text:p>
          </table:table-cell>
          <table:table-cell table:style-name="Table1.A2" office:value-type="string">
            <text:p text:style-name="P21">100</text:p>
          </table:table-cell>
          <table:table-cell table:style-name="Table1.A2" office:value-type="string">
            <text:p text:style-name="P21">51022</text:p>
          </table:table-cell>
          <table:table-cell table:style-name="Table1.A2" office:value-type="string">
            <text:p text:style-name="P21">15.75</text:p>
          </table:table-cell>
          <table:table-cell table:style-name="Table1.A2" office:value-type="string">
            <text:p text:style-name="P21">8.27</text:p>
          </table:table-cell>
          <table:table-cell table:style-name="Table1.G2" office:value-type="string">
            <text:p text:style-name="P24">0.66</text:p>
          </table:table-cell>
        </table:table-row>
        <table:table-row>
          <table:table-cell table:style-name="Table1.A2" office:value-type="string">
            <text:p text:style-name="P21">random1000</text:p>
          </table:table-cell>
          <table:table-cell table:style-name="Table1.A2" office:value-type="string">
            <text:p text:style-name="P21">glider5</text:p>
          </table:table-cell>
          <table:table-cell table:style-name="Table1.A2" office:value-type="string">
            <text:p text:style-name="P21">100</text:p>
          </table:table-cell>
          <table:table-cell table:style-name="Table1.A2" office:value-type="string">
            <text:p text:style-name="P21">2362</text:p>
          </table:table-cell>
          <table:table-cell table:style-name="Table1.A2" office:value-type="string">
            <text:p text:style-name="P21">12.29</text:p>
          </table:table-cell>
          <table:table-cell table:style-name="Table1.A2" office:value-type="string">
            <text:p text:style-name="P21">4.54</text:p>
          </table:table-cell>
          <table:table-cell table:style-name="Table1.G2" office:value-type="string">
            <text:p text:style-name="P24">0.59</text:p>
          </table:table-cell>
        </table:table-row>
        <table:table-row>
          <table:table-cell table:style-name="Table1.A2" office:value-type="string">
            <text:p text:style-name="P21">random3000</text:p>
          </table:table-cell>
          <table:table-cell table:style-name="Table1.A2" office:value-type="string">
            <text:p text:style-name="P21">glider3</text:p>
          </table:table-cell>
          <table:table-cell table:style-name="Table1.A2" office:value-type="string">
            <text:p text:style-name="P21">100</text:p>
          </table:table-cell>
          <table:table-cell table:style-name="Table1.A2" office:value-type="string">
            <text:p text:style-name="P21">116798</text:p>
          </table:table-cell>
          <table:table-cell table:style-name="Table1.A2" office:value-type="string">
            <text:p text:style-name="P21">80.25</text:p>
          </table:table-cell>
          <table:table-cell table:style-name="Table1.A2" office:value-type="string">
            <text:p text:style-name="P21">39.18</text:p>
          </table:table-cell>
          <table:table-cell table:style-name="Table1.G2" office:value-type="string">
            <text:p text:style-name="P21">2.86</text:p>
          </table:table-cell>
        </table:table-row>
        <table:table-row>
          <table:table-cell table:style-name="Table1.A2" office:value-type="string">
            <text:p text:style-name="P21">random3000</text:p>
          </table:table-cell>
          <table:table-cell table:style-name="Table1.A2" office:value-type="string">
            <text:p text:style-name="P21">glider5</text:p>
          </table:table-cell>
          <table:table-cell table:style-name="Table1.A2" office:value-type="string">
            <text:p text:style-name="P21">100</text:p>
          </table:table-cell>
          <table:table-cell table:style-name="Table1.A2" office:value-type="string">
            <text:p text:style-name="P21">16823</text:p>
          </table:table-cell>
          <table:table-cell table:style-name="Table1.A2" office:value-type="string">
            <text:p text:style-name="P21">115.54</text:p>
          </table:table-cell>
          <table:table-cell table:style-name="Table1.A2" office:value-type="string">
            <text:p text:style-name="P21">40.99</text:p>
          </table:table-cell>
          <table:table-cell table:style-name="Table1.G2" office:value-type="string">
            <text:p text:style-name="P21">3.86</text:p>
          </table:table-cell>
        </table:table-row>
      </table:table>
      <text:p text:style-name="P3"/>
      <text:p text:style-name="P20">Table 2 - speedup</text:p>
      <table:table table:name="Table2" table:style-name="Table2">
        <table:table-column table:style-name="Table2.A" table:number-columns-repeated="6"/>
        <table:table-row>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D1" table:number-columns-spanned="3" office:value-type="string">
            <text:p text:style-name="P22">Speedup</text:p>
          </table:table-cell>
          <table:covered-table-cell/>
          <table:covered-table-cell/>
        </table:table-row>
        <table:table-row>
          <table:table-cell table:style-name="Table2.A2" office:value-type="string">
            <text:p text:style-name="P22">World</text:p>
          </table:table-cell>
          <table:table-cell table:style-name="Table2.A2" office:value-type="string">
            <text:p text:style-name="P22">Pattern</text:p>
          </table:table-cell>
          <table:table-cell table:style-name="Table2.A2" office:value-type="string">
            <text:p text:style-name="P22">Lab, write(s)</text:p>
          </table:table-cell>
          <table:table-cell table:style-name="Table2.A2" office:value-type="string">
            <text:p text:style-name="P22">Lab, write</text:p>
          </table:table-cell>
          <table:table-cell table:style-name="Table2.A2" office:value-type="string">
            <text:p text:style-name="P22">Lab, print</text:p>
          </table:table-cell>
          <table:table-cell table:style-name="Table2.F2" office:value-type="string">
            <text:p text:style-name="P22">NSCC (48)</text:p>
          </table:table-cell>
        </table:table-row>
        <table:table-row>
          <table:table-cell table:style-name="Table2.A2" office:value-type="string">
            <text:p text:style-name="P21">random1000</text:p>
          </table:table-cell>
          <table:table-cell table:style-name="Table2.A2" office:value-type="string">
            <text:p text:style-name="P21">glider3</text:p>
          </table:table-cell>
          <table:table-cell table:style-name="Table2.A2" office:value-type="string">
            <text:p text:style-name="P21">4.55</text:p>
          </table:table-cell>
          <table:table-cell table:style-name="Table2.A2" office:value-type="string">
            <text:p text:style-name="P21">3.46</text:p>
          </table:table-cell>
          <table:table-cell table:style-name="Table2.A2" office:value-type="string">
            <text:p text:style-name="P21">1.9</text:p>
          </table:table-cell>
          <table:table-cell table:style-name="Table2.F2" office:value-type="string">
            <text:p text:style-name="P24">23.9</text:p>
          </table:table-cell>
        </table:table-row>
        <table:table-row>
          <table:table-cell table:style-name="Table2.A2" office:value-type="string">
            <text:p text:style-name="P21">random1000</text:p>
          </table:table-cell>
          <table:table-cell table:style-name="Table2.A2" office:value-type="string">
            <text:p text:style-name="P21">glider5</text:p>
          </table:table-cell>
          <table:table-cell table:style-name="Table2.A2" office:value-type="string">
            <text:p text:style-name="P21">4.56</text:p>
          </table:table-cell>
          <table:table-cell table:style-name="Table2.A2" office:value-type="string">
            <text:p text:style-name="P21">2.7</text:p>
          </table:table-cell>
          <table:table-cell table:style-name="Table2.A2" office:value-type="string">
            <text:p text:style-name="P21">2.7</text:p>
          </table:table-cell>
          <table:table-cell table:style-name="Table2.F2" office:value-type="string">
            <text:p text:style-name="P24">20.8</text:p>
          </table:table-cell>
        </table:table-row>
        <table:table-row>
          <table:table-cell table:style-name="Table2.A2" office:value-type="string">
            <text:p text:style-name="P21">random3000</text:p>
          </table:table-cell>
          <table:table-cell table:style-name="Table2.A2" office:value-type="string">
            <text:p text:style-name="P21">glider3</text:p>
          </table:table-cell>
          <table:table-cell table:style-name="Table2.A2" office:value-type="string">
            <text:p text:style-name="P21">26.6</text:p>
          </table:table-cell>
          <table:table-cell table:style-name="Table2.A2" office:value-type="string">
            <text:p text:style-name="P21">3.0</text:p>
          </table:table-cell>
          <table:table-cell table:style-name="Table2.A2" office:value-type="string">
            <text:p text:style-name="P21">2.0</text:p>
          </table:table-cell>
          <table:table-cell table:style-name="Table2.F2" office:value-type="string">
            <text:p text:style-name="P21">28.1</text:p>
          </table:table-cell>
        </table:table-row>
        <table:table-row>
          <table:table-cell table:style-name="Table2.A2" office:value-type="string">
            <text:p text:style-name="P21">random3000</text:p>
          </table:table-cell>
          <table:table-cell table:style-name="Table2.A2" office:value-type="string">
            <text:p text:style-name="P21">glider5</text:p>
          </table:table-cell>
          <table:table-cell table:style-name="Table2.A2" office:value-type="string">
            <text:p text:style-name="P21">40.96</text:p>
          </table:table-cell>
          <table:table-cell table:style-name="Table2.A2" office:value-type="string">
            <text:p text:style-name="P21">2.8</text:p>
          </table:table-cell>
          <table:table-cell table:style-name="Table2.A2" office:value-type="string">
            <text:p text:style-name="P21">2.8</text:p>
          </table:table-cell>
          <table:table-cell table:style-name="Table2.F2" office:value-type="string">
            <text:p text:style-name="P21">30.0</text:p>
          </table:table-cell>
        </table:table-row>
      </table:table>
      <text:p text:style-name="P3"/>
      <text:p text:style-name="P16"/>
      <text:p text:style-name="P17">In <text:span text:style-name="T9">Table 1</text:span><text:span text:style-name="T2"> we see timings for the original sequential algorithm (on </text:span><text:span text:style-name="T5">the </text:span><text:span text:style-name="T2">Tower PC), the parallel algorithm on 16 nodes in the </text:span><text:span text:style-name="T5">lab </text:span><text:span text:style-name="T2">cluster and the same parallel algorithm run on 48 cores in NSCC supercomputer.</text:span></text:p>
      <text:p text:style-name="P17"><text:span text:style-name="T2"/></text:p>
      <text:p text:style-name="P17"><text:span text:style-name="T2">In </text:span><text:span text:style-name="T12">Table </text:span><text:span text:style-name="T11">2</text:span><text:span text:style-name="T7"> we see the timing for parallel algorithm on 16 nodes in cluster as well, but instead of printing the result on the screen it’s written to a file. Then the speedup of these three approaches is shown.</text:span></text:p>
      <text:p text:style-name="P17"><text:span text:style-name="T7"/></text:p>
      <text:p text:style-name="P18"><text:span text:style-name="T7">The written files were used to compare the results to the results of the sequential version with </text:span><text:span text:style-name="T8">the</text:span><text:span text:style-name="T7"> </text:span><text:span text:style-name="T11">diff</text:span><text:span text:style-name="T7"> command, to make sure the output was exactly the same and not just the amount of matches.</text:span></text:p>
      <text:p text:style-name="P16"/>
      <text:p text:style-name="P12">Analysis</text:p>
      <text:p text:style-name="P15">As can be seen in <text:span text:style-name="T9">Table 1</text:span><text:span text:style-name="T2"> the </text:span><text:span text:style-name="T4">parallel solution is better for all combinations of worlds and patterns </text:span><text:span text:style-name="T5">with speedups between 2 and 3</text:span><text:span text:style-name="T4">. </text:span><text:span text:style-name="T5">When compared to the version that writes to a file it becomes apparent that writing to the screen is a major bottleneck, especially when the amount of results is huge. This was partly solved by printing every iteration instead of only at the end but it was not enough, especially when working with the smaller pattern.</text:span></text:p>
      <text:p text:style-name="P15"><text:span text:style-name="T5"/></text:p>
      <text:p text:style-name="P18"><text:span text:style-name="T2">In the lab cluster 16 nodes is the optimal solution, that way all CPUs run one thread each. If we use more or less threads the speedup decreases.</text:span></text:p>
      <text:p text:style-name="P18"><text:span text:style-name="T2"/></text:p>
      <text:p text:style-name="P19"><text:span text:style-name="T2">The results on the supercomputer are much </text:span><text:span text:style-name="T6">improved</text:span><text:span text:style-name="T2"> with speedups around 30. This can partly be explained by not printing to any screen but foremost by the architecture of the system. Every node has 24 cores so we only work with 2 nodes for the result in </text:span><text:span text:style-name="T9">Table 1 </text:span><text:span text:style-name="T6">and therefore don’t have to communicate between machines as in the lab cluster</text:span><text:span text:style-name="T2">. </text:span></text:p>
      <text:p text:style-name="P19"><text:soft-page-break/><text:span text:style-name="T2">Actually, the results on 48 cores were only slightly better then on 24 cores, </text:span><text:span text:style-name="T6">only a few tenths of a second</text:span><text:span text:style-name="T2">. I tried to run on 240 cores as well (random3000.</text:span><text:span text:style-name="T6">w</text:span><text:span text:style-name="T2">, glider5.</text:span><text:span text:style-name="T6">p</text:span><text:span text:style-name="T2">) but then the execution time increased to 7.66 seconds. This is probably mainly because of the blocking communication and the small workload. If the workload was increased significantly then more cores would </text:span><text:span text:style-name="T6">give a</text:span><text:span text:style-name="T2"> better </text:span><text:span text:style-name="T6">result</text:span><text:span text:style-name="T2">. I also tried to submit a job with 3000 cores (random3000.</text:span><text:span text:style-name="T6">w</text:span><text:span text:style-name="T2">, glider5.</text:span><text:span text:style-name="T6">p</text:span><text:span text:style-name="T2">) to test my theory of maximum number of processors but at the time of submission the job is still waiting in line </text:span><text:span text:style-name="T6">at NSCC</text:span><text:span text:style-name="T2">. It will probably be significantly slower because of the extensive communication.</text:span></text:p>
      <text:p text:style-name="P18"><text:span text:style-name="T2"/></text:p>
      <text:p text:style-name="P18"><text:span text:style-name="T2">As hinted, one of the </text:span><text:span text:style-name="T6">parallel</text:span><text:span text:style-name="T2"> solutions biggest bottlenecks is the blocking communication when gathering the results for every iteration. Especially the first communicator, with global master, will be slower than </text:span><text:span text:style-name="T6">all </text:span><text:span text:style-name="T2">the rest and the second communication, which always send it’s results first, will always have to wait. I tried working around this by putting the global master outside of the communicators and let it deal solely with collecting and printing results </text:span><text:span text:style-name="T6">but </text:span><text:span text:style-name="T2">this turned out to be even slower. Another possible solution would be to send back the result by non-blocking and then insert them in the correct place in the list. This could work, but I’m not sure if it would actually be faster because instead of constant time O(1) insertion at end we would get linear insertion time O(n). However it is difficult to estimate the </text:span><text:span text:style-name="T6">time </text:span><text:span text:style-name="T2">complexity of the blocking calls so I don’t know which would </text:span><text:span text:style-name="T6">actually </text:span><text:span text:style-name="T2">be better. </text:span><text:span text:style-name="T6">The purging of the lists also introduces linear complexity, however it would be the same complexity if we had to iterate to the right spot every time we needed to print and the code complexity would also be higher.</text:span></text:p>
      <text:p text:style-name="P18"><text:span text:style-name="T2"/></text:p>
      <text:p text:style-name="P18"><text:span text:style-name="T2">One thing I did </text:span><text:span text:style-name="T6">to optimize </text:span><text:span text:style-name="T2">was to distribute the nodes in every communicator evenly among the machines </text:span><text:span text:style-name="T6">in lab cluster</text:span><text:span text:style-name="T2">, to have approximately the same running time, and to have </text:span><text:span text:style-name="T6">all</text:span><text:span text:style-name="T2"> local masters </text:span><text:span text:style-name="T6">on</text:span><text:span text:style-name="T2"> the same machine, to make the last collection faster.</text:span></text:p>
      <text:p text:style-name="P15"><text:span text:style-name="T4"/></text:p>
      <text:p text:style-name="P18"><text:span text:style-name="T4">A</text:span><text:span text:style-name="T2">nother possible optimization is to divide the evolution and searching as well. However this would mean </text:span><text:span text:style-name="T6">even</text:span><text:span text:style-name="T2"> more communication so to utilize it we would probably need a much larger world and/or patter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officeooo:rsid="00203d76" officeooo:paragraph-rsid="00203d76" style:font-style-asian="italic" style:font-style-complex="italic"/>
    </style:style>
    <style:style style:name="MT1" style:family="text">
      <style:text-properties fo:font-style="normal"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dam Alsegard, A0153097B<text:tab/><text:tab/><text:span text:style-name="MT1">CS321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6:29:09.491825538</meta:creation-date>
    <meta:generator>LibreOffice/5.1.4.2$Linux_X86_64 LibreOffice_project/10m0$Build-2</meta:generator>
    <dc:date>2016-11-10T11:11:30.520712033</dc:date>
    <meta:editing-duration>P1DT15H26M16S</meta:editing-duration>
    <meta:editing-cycles>13</meta:editing-cycles>
    <meta:document-statistic meta:table-count="2" meta:image-count="0" meta:object-count="0" meta:page-count="4" meta:paragraph-count="112" meta:word-count="1751" meta:character-count="10069" meta:non-whitespace-character-count="8422"/>
  </office:meta>
</office:document-meta>
</file>